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c82" officeooo:paragraph-rsid="00028c82"/>
    </style:style>
    <style:style style:name="P2" style:family="paragraph" style:parent-style-name="Standard">
      <style:text-properties officeooo:rsid="0003acf1" officeooo:paragraph-rsid="0003acf1"/>
    </style:style>
    <style:style style:name="T1" style:family="text">
      <style:text-properties officeooo:rsid="0003a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element css class that I used for this lab was table.center. This code in that table.center class will make the table to shift to the center. Also, I used ol.text which will make he text color white and numbers appear roman numerals</text:p>
      <text:p text:style-name="P1"/>
      <text:p text:style-name="P1">2. The global css class that I used were #background #Top .Toppart .stretch. The #background was used to stretch the background image to the whole screen and #Top will use set dimensions to set the image on a specific location.</text:p>
      <text:p text:style-name="P1"/>
      <text:p text:style-name="P1">3. The html only tags that I used were the title tag and the two paragraph tags</text:p>
      <text:p text:style-name="P1"/>
      <text:p text:style-name="P1">4. <text:span text:style-name="T1">The css3 only features I used were table,th and td which will make the font size 150%, font color white, border solid white and top margin 100px</text:span></text:p>
      <text:p text:style-name="P1"/>
      <text:p text:style-name="P2">5. Yes</text:p>
      <text:p text:style-name="P2"/>
      <text:p text:style-name="P2">6. 1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23:04:10.953192560</meta:creation-date>
    <dc:date>2015-10-03T23:26:40.046936340</dc:date>
    <meta:editing-duration>PT7M18S</meta:editing-duration>
    <meta:editing-cycles>1</meta:editing-cycles>
    <meta:document-statistic meta:table-count="0" meta:image-count="0" meta:object-count="0" meta:page-count="1" meta:paragraph-count="6" meta:word-count="134" meta:character-count="706" meta:non-whitespace-character-count="578"/>
    <meta:generator>LibreOffice/4.2.8.2$Linux_X86_64 LibreOffice_project/420m0$Build-2</meta:generator>
  </office:meta>
</office:document-meta>
</file>